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5000001A723787CF6.png" manifest:media-type="image/png"/>
  <manifest:file-entry manifest:full-path="Pictures/1000020100000235000001A739CE96E7.png" manifest:media-type="image/png"/>
  <manifest:file-entry manifest:full-path="Pictures/10000201000000E7000000FE9DDB2A4A.png" manifest:media-type="image/png"/>
  <manifest:file-entry manifest:full-path="Pictures/10000201000001D100000229F2FFBD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77cm" svg:height="4.849cm" svg:x="0.177cm" svg:y="0.108cm">
          <draw:image xlink:href="Pictures/10000201000001D100000229F2FFBDEE.png" xlink:type="simple" xlink:show="embed" xlink:actuate="onLoad">
            <text:p/>
          </draw:image>
        </draw:frame>
        <draw:frame draw:style-name="gr1" draw:text-style-name="P1" draw:layer="layout" svg:width="4.1cm" svg:height="4.508cm" svg:x="12.6cm" svg:y="0.192cm">
          <draw:image xlink:href="Pictures/10000201000000E7000000FE9DDB2A4A.png" xlink:type="simple" xlink:show="embed" xlink:actuate="onLoad">
            <text:p/>
          </draw:image>
        </draw:frame>
        <draw:frame draw:style-name="gr2" draw:text-style-name="P1" draw:layer="layout" svg:width="8.271cm" svg:height="6.192cm" svg:x="0.108cm" svg:y="5.208cm">
          <draw:image xlink:href="Pictures/1000020100000235000001A739CE96E7.png" xlink:type="simple" xlink:show="embed" xlink:actuate="onLoad">
            <text:p/>
          </draw:image>
        </draw:frame>
        <draw:frame draw:style-name="gr2" draw:text-style-name="P1" draw:layer="layout" svg:width="8.271cm" svg:height="6.192cm" svg:x="8.6cm" svg:y="5.2cm">
          <draw:image xlink:href="Pictures/1000020100000235000001A723787CF6.png" xlink:type="simple" xlink:show="embed" xlink:actuate="onLoad">
            <text:p/>
          </draw:image>
        </draw:frame>
        <draw:frame draw:style-name="gr3" draw:layer="layout" svg:width="2.2cm" svg:height="0.962cm" svg:x="4.5cm" svg:y="0.5cm">
          <draw:text-box>
            <text:p>None</text:p>
          </draw:text-box>
        </draw:frame>
        <draw:frame draw:style-name="gr3" draw:layer="layout" svg:width="2.7cm" svg:height="0.962cm" svg:x="5.1cm" svg:y="4.3cm">
          <draw:text-box>
            <text:p>Parallel</text:p>
          </draw:text-box>
        </draw:frame>
        <draw:frame draw:style-name="gr3" draw:layer="layout" svg:width="2.7cm" svg:height="0.962cm" svg:x="9.1cm" svg:y="4.2cm">
          <draw:text-box>
            <text:p>Cro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10T19:03:14.345172464</dc:date>
    <dc:creator>Mitsuaki Kawamura</dc:creator>
    <meta:editing-duration>PT1H12M29S</meta:editing-duration>
    <meta:editing-cycles>12</meta:editing-cycles>
    <meta:generator>LibreOffice/4.2.7.2$Linux_X86_64 LibreOffice_project/420m0$Build-2</meta:generator>
    <meta:document-statistic meta:object-count="7"/>
  </office:meta>
</office:document-meta>
</file>